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content.xml" manifest:media-type="text/xml"/>
  <manifest:file-entry manifest:full-path="meta.xml" manifest:media-type="text/xml"/>
  <manifest:file-entry manifest:full-path="ObjectReplacements/Object 1" manifest:media-type="application/x-openoffice-wmf;windows_formatname=&quot;Image WMF&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_20__28_Web_29_">
      <style:text-properties style:font-name="Calibri"/>
    </style:style>
    <style:style style:name="P2" style:family="paragraph" style:parent-style-name="Normal_20__28_Web_29_">
      <style:paragraph-properties fo:text-align="center" style:justify-single-word="false"/>
    </style:style>
    <style:style style:name="P3" style:family="paragraph" style:parent-style-name="Normal">
      <style:paragraph-properties fo:text-align="center" style:justify-single-word="false"/>
    </style:style>
    <style:style style:name="P4" style:family="paragraph" style:parent-style-name="Normal_20__28_Web_29_" style:master-page-name="MP0">
      <style:paragraph-properties style:page-number="auto" fo:break-before="page"/>
      <style:text-properties style:font-name="Calibri"/>
    </style:style>
    <style:style style:name="T1" style:family="text">
      <style:text-properties style:font-name="Calibri"/>
    </style:style>
    <style:style style:name="fr1" style:family="graphic" style:parent-style-name="OLE">
      <style:graphic-properties style:horizontal-pos="center" style:horizontal-rel="paragraph" draw:ole-draw-aspect="1" draw:visible-area-top="0in" draw:visible-area-width="1.487in" draw:visible-area-height="0.537i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ear Team,</text:p>
      <text:p text:style-name="P1">Please find enclosed my CV for your consideration for the post of consultant as advertised in Data Jobs: Coders, Wranglers &amp; Visualizers.</text:p>
      <text:p text:style-name="P1">As you can see, I have had extensive vacation work experience in various sectors, the retail sector, service industries, manufacturing and telecom industries giving me varied skills and the ability to work with many different types of people. A major portion of my job requires me to deal with client and findings from the data gathered over the course of a project. I am also a self-learner and MOOCs like Coursera and edX have been my platform for learning. I learnt R from Coursera, a certificate of successful completion is also enclosed. Given my experience in consulting firm and my educational background, I believe I possess the qualities you’re looking for in the candidate.</text:p>
      <text:p text:style-name="P1">I am a conscientious person who works hard and pays attention to detail. I'm flexible, inquisitive and eager to learn from others. I also bring in lots of ideas and enthusiasm at the table. I'm keen to work for some project revolving around computing and data science with the new set of skills that I’ve learnt over the past few months. And especially in the financial sector, where I would like to learn more about.</text:p>
      <text:p text:style-name="P1">Looking forward for a positive reply.</text:p>
      <text:p text:style-name="P1">Yours sincerely,</text:p>
      <text:p text:style-name="Normal_20__28_Web_29_"><text:span text:style-name="Default_20_Paragraph_20_Font"><text:span text:style-name="T1">Amit Kumar Chandra.</text:span></text:span></text:p>
      <text:p text:style-name="P2"><text:span text:style-name="Default_20_Paragraph_20_Font"><text:span text:style-name="T1"/></text:span></text:p>
      <text:p text:style-name="P2"><draw:frame draw:style-name="fr1" draw:name="Object1" text:anchor-type="paragraph" svg:width="1.4866in" svg:height="0.5366in" draw:z-index="0"><draw:object-ole xlink:href="./Object 1" xlink:type="simple" xlink:show="embed" xlink:actuate="onLoad"/><draw:image xlink:href="./ObjectReplacements/Object 1" xlink:type="simple" xlink:show="embed" xlink:actuate="onLoad"/></draw:frame><text:span text:style-name="Default_20_Paragraph_20_Font"><text:span text:style-name="T1"/></text:span></text:p>
      <text:p text:style-name="Normal"/>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0693in" fo:margin-bottom="0.0693in"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Default_20_Paragraph_20_Font" style:display-name="Default Paragraph Font"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8in" fo:margin-bottom="0.5in" fo:margin-left="0.8in" fo:margin-right="0.5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1.1$Windows_x86 LibreOffice_project/d7dbbd7842e6a58b0f521599204e827654e1fb8b</meta:generator>
    <dc:title/>
    <dc:description/>
    <dc:subject/>
    <meta:initial-creator>wizAmit</meta:initial-creator>
    <meta:creation-date>2016-03-07T16:41:00Z</meta:creation-date>
    <dc:date>2016-03-07T22:23:58.903000000</dc:date>
    <meta:editing-cycles>4</meta:editing-cycles>
    <meta:editing-duration>P0D</meta:editing-duration>
    <meta:document-statistic meta:table-count="0" meta:image-count="0" meta:object-count="1" meta:page-count="1" meta:paragraph-count="7" meta:word-count="224" meta:character-count="1319" meta:non-whitespace-character-count="1102"/>
    <meta:template xlink:type="simple" xlink:actuate="onRequest" xlink:title="" xlink:href="Normal.dotm"/>
  </office:meta>
</office:document-meta>
</file>